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바탕" svg:font-family="바탕" style:font-family-generic="roman" style:font-pitch="variable" svg:panose-1="2 3 6 0 0 1 1 1 1 1"/>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family="paragraph">
      <style:paragraph-properties fo:margin-left="1in">
        <style:tab-stops/>
      </style:paragraph-properties>
      <style:text-properties fo:font-weight="bold" style:font-weight-asian="bold"/>
    </style:style>
    <style:style style:name="P4" style:parent-style-name="Standard" style:family="paragraph">
      <style:paragraph-properties fo:margin-left="1in">
        <style:tab-stops/>
      </style:paragraph-properties>
    </style:style>
    <style:style style:name="P5" style:parent-style-name="Standard" style:list-style-name="LFO1" style:family="paragraph"/>
    <style:style style:name="T6" style:parent-style-name="DefaultParagraphFont" style:family="text">
      <style:text-properties fo:font-weight="bold" style:font-weight-asian="bold"/>
    </style:style>
    <style:style style:name="P7" style:parent-style-name="Standard" style:list-style-name="LFO1" style:family="paragraph"/>
    <style:style style:name="T8" style:parent-style-name="DefaultParagraphFont" style:family="text">
      <style:text-properties fo:font-weight="bold" style:font-weight-asian="bold"/>
    </style:style>
    <style:style style:name="P9" style:parent-style-name="Standard" style:list-style-name="LFO1" style:family="paragraph"/>
    <style:style style:name="T10" style:parent-style-name="DefaultParagraphFont" style:family="text">
      <style:text-properties fo:font-weight="bold" style:font-weight-asian="bold"/>
    </style:style>
    <style:style style:name="P11" style:parent-style-name="Standard" style:list-style-name="LFO1" style:family="paragraph"/>
    <style:style style:name="T12" style:parent-style-name="DefaultParagraphFont" style:family="text">
      <style:text-properties fo:font-weight="bold" style:font-weight-asian="bold"/>
    </style:style>
    <style:style style:name="P13" style:parent-style-name="Standard" style:list-style-name="LFO1" style:family="paragraph"/>
    <style:style style:name="T14" style:parent-style-name="DefaultParagraphFont" style:family="text">
      <style:text-properties fo:font-weight="bold" style:font-weight-asian="bold"/>
    </style:style>
    <style:style style:name="P15" style:parent-style-name="Standard" style:list-style-name="LFO1" style:family="paragraph"/>
    <style:style style:name="T16" style:parent-style-name="DefaultParagraphFont" style:family="text">
      <style:text-properties fo:font-weight="bold" style:font-weight-asian="bold"/>
    </style:style>
    <style:style style:name="P17" style:parent-style-name="Standard" style:list-style-name="LFO1" style:family="paragraph"/>
    <style:style style:name="T18" style:parent-style-name="DefaultParagraphFont" style:family="text">
      <style:text-properties fo:font-weight="bold" style:font-weight-asian="bold"/>
    </style:style>
    <style:style style:name="P19" style:parent-style-name="Standard" style:family="paragraph">
      <style:paragraph-properties fo:margin-left="0.75in">
        <style:tab-stops/>
      </style:paragraph-properties>
    </style:style>
    <style:style style:name="P20" style:parent-style-name="Standard" style:list-style-name="LFO1" style:family="paragraph"/>
    <style:style style:name="P21" style:parent-style-name="Standard" style:list-style-name="LFO1" style:family="paragraph"/>
    <style:style style:name="T22" style:parent-style-name="DefaultParagraphFont" style:family="text">
      <style:text-properties fo:font-weight="bold" style:font-weight-asian="bold"/>
    </style:style>
    <style:style style:name="P23" style:parent-style-name="Standard" style:list-style-name="LFO1" style:family="paragraph"/>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P26" style:parent-style-name="Standard" style:list-style-name="LFO1" style:family="paragraph"/>
    <style:style style:name="T27" style:parent-style-name="DefaultParagraphFont" style:family="text">
      <style:text-properties fo:font-weight="bold" style:font-weight-asian="bold"/>
    </style:style>
    <style:style style:name="P28" style:parent-style-name="Standard" style:family="paragraph">
      <style:paragraph-properties fo:margin-left="1in">
        <style:tab-stops/>
      </style:paragraph-properties>
    </style:style>
    <style:style style:name="P29" style:parent-style-name="Standard" style:list-style-name="LFO1" style:family="paragraph"/>
    <style:style style:name="P30" style:parent-style-name="Standard" style:family="paragraph">
      <style:paragraph-properties fo:margin-left="0.5in">
        <style:tab-stops/>
      </style:paragraph-properties>
    </style:style>
    <style:style style:name="P31" style:parent-style-name="Standard" style:family="paragraph">
      <style:paragraph-properties fo:margin-left="0.75in">
        <style:tab-stops/>
      </style:paragraph-properties>
    </style:style>
    <style:style style:name="P32" style:parent-style-name="Standard" style:list-style-name="LFO2" style:family="paragraph">
      <style:text-properties fo:font-weight="bold" style:font-weight-asian="bold"/>
    </style:style>
    <style:style style:name="P33" style:parent-style-name="Standard" style:list-style-name="LFO2" style:family="paragraph"/>
    <style:style style:name="T34" style:parent-style-name="DefaultParagraphFont" style:family="text">
      <style:text-properties fo:font-weight="bold" style:font-weight-asian="bold"/>
    </style:style>
    <style:style style:name="P35" style:parent-style-name="Standard" style:list-style-name="LFO2" style:family="paragraph"/>
    <style:style style:name="T36" style:parent-style-name="DefaultParagraphFont" style:family="text">
      <style:text-properties fo:font-weight="bold" style:font-weight-asian="bold"/>
    </style:style>
    <style:style style:name="P37" style:parent-style-name="Standard" style:list-style-name="LFO2" style:family="paragraph"/>
    <style:style style:name="T38" style:parent-style-name="DefaultParagraphFont" style:family="text">
      <style:text-properties fo:font-weight="bold" style:font-weight-asian="bold"/>
    </style:style>
    <style:style style:name="P39" style:parent-style-name="Standard" style:list-style-name="LFO2" style:family="paragraph"/>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P42" style:parent-style-name="Standard" style:list-style-name="LFO2" style:family="paragraph"/>
    <style:style style:name="T43" style:parent-style-name="DefaultParagraphFont" style:family="text">
      <style:text-properties fo:font-weight="bold" style:font-weight-asian="bold"/>
    </style:style>
    <style:style style:name="P44" style:parent-style-name="Standard" style:list-style-name="LFO2" style:family="paragraph"/>
    <style:style style:name="T45" style:parent-style-name="DefaultParagraphFont" style:family="text">
      <style:text-properties fo:font-weight="bold" style:font-weight-asian="bold"/>
    </style:style>
    <style:style style:name="T46" style:parent-style-name="DefaultParagraphFont" style:family="text">
      <style:text-properties style:language-asian="ko" style:country-asian="KR"/>
    </style:style>
    <style:style style:name="T47" style:parent-style-name="DefaultParagraphFont" style:family="text">
      <style:text-properties style:language-asian="ko" style:country-asian="KR"/>
    </style:style>
    <style:style style:name="P48" style:parent-style-name="Standard" style:list-style-name="LFO2" style:family="paragraph"/>
    <style:style style:name="T49" style:parent-style-name="DefaultParagraphFont" style:family="text">
      <style:text-properties fo:font-weight="bold" style:font-weight-asian="bold"/>
    </style:style>
    <style:style style:name="P50" style:parent-style-name="Standard" style:list-style-name="LFO2" style:family="paragraph"/>
    <style:style style:name="T51" style:parent-style-name="DefaultParagraphFont" style:family="text">
      <style:text-properties fo:font-weight="bold" style:font-weight-asian="bold"/>
    </style:style>
    <style:style style:name="P52" style:parent-style-name="Standard" style:list-style-name="LFO2" style:family="paragraph"/>
    <style:style style:name="T53" style:parent-style-name="DefaultParagraphFont" style:family="text">
      <style:text-properties fo:font-weight="bold" style:font-weight-asian="bold"/>
    </style:style>
    <style:style style:name="P54" style:parent-style-name="Standard" style:list-style-name="LFO2" style:family="paragraph"/>
    <style:style style:name="T55" style:parent-style-name="DefaultParagraphFont" style:family="text">
      <style:text-properties fo:font-weight="bold" style:font-weight-asian="bold"/>
    </style:style>
    <style:style style:name="P56" style:parent-style-name="Standard" style:list-style-name="LFO2" style:family="paragraph"/>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P59" style:parent-style-name="Standard" style:family="paragraph">
      <style:paragraph-properties fo:margin-left="1.25in">
        <style:tab-stops/>
      </style:paragraph-properties>
    </style:style>
    <style:style style:name="P60" style:parent-style-name="Standard" style:list-style-name="LFO2" style:family="paragraph"/>
    <style:style style:name="T61" style:parent-style-name="DefaultParagraphFont" style:family="text">
      <style:text-properties fo:font-weight="bold" style:font-weight-asian="bold"/>
    </style:style>
    <style:style style:name="P62" style:parent-style-name="Standard" style:list-style-name="LFO2" style:family="paragraph"/>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P65" style:parent-style-name="Standard" style:list-style-name="LFO2" style:family="paragraph"/>
    <style:style style:name="T66" style:parent-style-name="DefaultParagraphFont" style:family="text">
      <style:text-properties fo:font-weight="bold" style:font-weight-asian="bold"/>
    </style:style>
    <style:style style:name="P67" style:parent-style-name="Standard" style:list-style-name="LFO2" style:family="paragraph"/>
    <style:style style:name="T68" style:parent-style-name="DefaultParagraphFont" style:family="text">
      <style:text-properties fo:font-weight="bold" style:font-weight-asian="bold"/>
    </style:style>
    <style:style style:name="P69" style:parent-style-name="Standard" style:list-style-name="LFO2" style:family="paragraph"/>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style:text-line-through-style="solid" style:text-line-through-width="auto" style:text-line-through-color="font-color" style:text-line-through-mode="continuous" style:text-line-through-type="single"/>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P76" style:parent-style-name="Standard" style:list-style-name="LFO1" style:family="paragraph"/>
    <style:style style:name="P77" style:parent-style-name="Standard" style:list-style-name="LFO1" style:family="paragraph">
      <style:text-properties fo:font-weight="bold" style:font-weight-asian="bold"/>
    </style:style>
    <style:style style:name="P78" style:parent-style-name="Standard" style:family="paragraph">
      <style:paragraph-properties fo:margin-left="1in">
        <style:tab-stops/>
      </style:paragraph-properties>
    </style:style>
    <style:style style:name="P79" style:parent-style-name="Standard" style:family="paragraph">
      <style:paragraph-properties fo:margin-left="0.4923in">
        <style:tab-stops/>
      </style:paragraph-properties>
    </style:style>
    <style:style style:name="P80" style:parent-style-name="Standard" style:family="paragraph">
      <style:paragraph-properties fo:margin-left="0.4923in">
        <style:tab-stops/>
      </style:paragraph-properties>
    </style:style>
    <style:style style:name="P81" style:parent-style-name="Standard" style:family="paragraph">
      <style:paragraph-properties fo:margin-left="0.4923in">
        <style:tab-stops/>
      </style:paragraph-properties>
    </style:style>
    <style:style style:name="P82" style:parent-style-name="Standard" style:family="paragraph">
      <style:paragraph-properties fo:margin-left="0.75in">
        <style:tab-stops/>
      </style:paragraph-properties>
    </style:style>
    <style:style style:name="P83" style:parent-style-name="Standard" style:family="paragraph">
      <style:paragraph-properties fo:margin-left="1in">
        <style:tab-stops/>
      </style:paragraph-properties>
    </style:style>
    <style:style style:name="P84" style:parent-style-name="Standard" style:family="paragraph">
      <style:paragraph-properties fo:margin-left="0.4895in">
        <style:tab-stops/>
      </style:paragraph-properties>
    </style:style>
    <style:style style:name="P85" style:parent-style-name="Standard" style:family="paragraph">
      <style:paragraph-properties fo:margin-left="1in">
        <style:tab-stops/>
      </style:paragraph-properties>
    </style:style>
    <style:style style:name="P86" style:parent-style-name="Standard" style:list-style-name="LFO1" style:family="paragraph">
      <style:text-properties fo:font-weight="bold" style:font-weight-asian="bold"/>
    </style:style>
    <style:style style:name="P87" style:parent-style-name="Standard" style:list-style-name="LFO1" style:family="paragraph"/>
    <style:style style:name="P88" style:parent-style-name="Standard" style:family="paragraph">
      <style:paragraph-properties fo:margin-left="1.5in" fo:text-indent="0.4694in">
        <style:tab-stops/>
      </style:paragraph-properties>
    </style:style>
    <style:style style:name="T89" style:parent-style-name="DefaultParagraphFont" style:family="text">
      <style:text-properties fo:font-weight="bold" style:font-weight-asian="bold"/>
    </style:style>
    <style:style style:name="P90" style:parent-style-name="Standard" style:list-style-name="LFO1" style:family="paragraph"/>
    <style:style style:name="P91" style:parent-style-name="Standard" style:family="paragraph">
      <style:paragraph-properties fo:margin-left="1.9694in">
        <style:tab-stops/>
      </style:paragraph-properties>
    </style:style>
    <style:style style:name="T92" style:parent-style-name="DefaultParagraphFont" style:family="text">
      <style:text-properties fo:font-weight="bold" style:font-weight-asian="bold"/>
    </style:style>
    <style:style style:name="P93" style:parent-style-name="Standard" style:list-style-name="LFO1" style:family="paragraph"/>
    <style:style style:name="P94" style:parent-style-name="Standard" style:family="paragraph">
      <style:paragraph-properties fo:margin-left="1.9694in">
        <style:tab-stops/>
      </style:paragraph-properties>
    </style:style>
    <style:style style:name="T95" style:parent-style-name="DefaultParagraphFont" style:family="text">
      <style:text-properties fo:font-weight="bold" style:font-weight-asian="bold"/>
    </style:style>
    <style:style style:name="P96" style:parent-style-name="Standard" style:list-style-name="LFO1" style:family="paragraph"/>
    <style:style style:name="P97" style:parent-style-name="Standard" style:family="paragraph">
      <style:paragraph-properties fo:margin-left="1.9694in">
        <style:tab-stops/>
      </style:paragraph-properties>
    </style:style>
    <style:style style:name="T98" style:parent-style-name="DefaultParagraphFont" style:family="text">
      <style:text-properties fo:font-weight="bold" style:font-weight-asian="bold"/>
    </style:style>
    <style:style style:name="P99" style:parent-style-name="Standard" style:list-style-name="LFO3" style:family="paragraph"/>
    <style:style style:name="P100" style:parent-style-name="Standard" style:list-style-name="LFO3" style:family="paragraph"/>
    <style:style style:name="P101" style:parent-style-name="Standard" style:list-style-name="LFO3" style:family="paragraph"/>
    <style:style style:name="P102" style:parent-style-name="Standard" style:list-style-name="LFO3" style:family="paragraph"/>
    <style:style style:name="P103" style:parent-style-name="Standard" style:list-style-name="LFO3" style:family="paragraph"/>
  </office:automatic-styles>
  <office:body>
    <office:text text:use-soft-page-breaks="true">
      <text:p text:style-name="P1">Jong Park</text:p>
      <text:p text:style-name="Standard">CS 312 – System Administration</text:p>
      <text:p text:style-name="Standard">HW 9 – RAID and Hard Drives</text:p>
      <text:p text:style-name="Standard">June 3, 2019</text:p>
      <text:p text:style-name="Standard"/>
      <text:list text:style-name="LFO1" text:continue-numbering="true">
        <text:list-item>
          <text:p text:style-name="P2">What did RAID originally stand for, before it became “Redundant Array of Independent Disks?” (2<text:s/>points)<text:s/></text:p>
        </text:list-item>
      </text:list>
      <text:p text:style-name="P3">Redundant Array of Inexpensive Disks</text:p>
      <text:p text:style-name="P4"/>
      <text:list text:style-name="LFO1" text:continue-numbering="true">
        <text:list-item>
          <text:p text:style-name="P5">How many drives are required, at a<text:s/><text:span text:style-name="T6">minimum</text:span>, for each of these RAID levels (1 point for each correct answer):<text:s/><text:tab/><text:a xlink:href="https://www.wikiwand.com/en/Standard_RAID_levels#/Comparison" office:target-frame-name="_top" xlink:show="replace"><text:span text:style-name="Hyperlink">[1]</text:span></text:a></text:p>
          <text:list text:continue-numbering="true">
            <text:list-item>
              <text:p text:style-name="P7">RAID Level 0 <text:s/><text:tab/><text:tab/><text:tab/><text:span text:style-name="T8">2 Drives</text:span></text:p>
            </text:list-item>
            <text:list-item>
              <text:p text:style-name="P9">RAID Level 1<text:s/><text:tab/><text:tab/><text:tab/><text:span text:style-name="T10">2 Drives</text:span></text:p>
            </text:list-item>
            <text:list-item>
              <text:p text:style-name="P11">RAID Level 4<text:s/><text:tab/><text:tab/><text:tab/><text:span text:style-name="T12">3 Drives</text:span></text:p>
            </text:list-item>
            <text:list-item>
              <text:p text:style-name="P13">RAID Level 5<text:s/><text:tab/><text:tab/><text:tab/><text:span text:style-name="T14">3 Drives</text:span></text:p>
            </text:list-item>
            <text:list-item>
              <text:p text:style-name="P15">RAID Level 6<text:s/><text:tab/><text:tab/><text:tab/><text:span text:style-name="T16">4 Drives</text:span></text:p>
            </text:list-item>
            <text:list-item>
              <text:p text:style-name="P17">RAID LEVEL 1+0 (aka 10)<text:s/><text:tab/><text:tab/><text:span text:style-name="T18">4 Drives</text:span></text:p>
            </text:list-item>
          </text:list>
        </text:list-item>
      </text:list>
      <text:p text:style-name="P19"/>
      <text:list text:style-name="LFO1" text:continue-numbering="true">
        <text:list-item>
          <text:p text:style-name="P20">What types of information are stored in these log files on a typical Linux system (3 points each):<text:s/><text:tab/><text:tab/><text:a xlink:href="https://www.thegeekstuff.com/2011/08/linux-var-log-files/" office:target-frame-name="_top" xlink:show="replace"><text:span text:style-name="Hyperlink">[2]</text:span></text:a></text:p>
          <text:list text:continue-numbering="true">
            <text:list-item>
              <text:p text:style-name="P21">/var/log/secure –<text:s/><text:span text:style-name="T22">Logs of information related to authentication and authorization privileges (including failed logins).</text:span></text:p>
            </text:list-item>
            <text:list-item>
              <text:p text:style-name="P23">/var/log/yum.log –<text:s/><text:span text:style-name="T24">Logs of information about the packages installed</text:span><text:span text:style-name="T25"><text:s/>using YUM<text:s/></text:span></text:p>
            </text:list-item>
            <text:list-item>
              <text:p text:style-name="P26">/var/log/messages –<text:s/><text:span text:style-name="T27">Main log box. Logs of global system messages: startup, mail, cron, daemon, kern, auth and etc.</text:span></text:p>
            </text:list-item>
          </text:list>
        </text:list-item>
      </text:list>
      <text:p text:style-name="P28"/>
      <text:list text:style-name="LFO1" text:continue-numbering="true">
        <text:list-item>
          <text:p text:style-name="P29">What backup plan do you have for your files? Describe your file restoration plan in the event that your laptop goes missing. (10<text:s/>points, full credit given for a few thoughtful and/or guilt-ridden on-topic paragraphs)<text:s/></text:p>
        </text:list-item>
      </text:list>
      <text:p text:style-name="P30"/>
      <text:p text:style-name="P31">These are my backup solutions I currently implemented.</text:p>
      <text:list text:style-name="LFO2" text:continue-numbering="true">
        <text:list-item>
          <text:p text:style-name="P32">Cloud storage solutions:</text:p>
          <text:list text:continue-numbering="true">
            <text:list-item>
              <text:p text:style-name="P33"><text:span text:style-name="T34">Box</text:span><text:s/>(Hotmail, 50GB): old school work, other stuff I need that can be downloaded but hard to google at times.<text:s/></text:p>
            </text:list-item>
            <text:list-item>
              <text:p text:style-name="P35"><text:span text:style-name="T36">Box</text:span><text:s/>(Gmail, 50GB): Android backups, anything android related goes in here.</text:p>
            </text:list-item>
            <text:list-item>
              <text:p text:style-name="P37"><text:span text:style-name="T38">Onedrive</text:span><text:s/>(15GB ish): Documents, anything in doc,docx,xls,xlsx,ppt,pptx etc goes in here because using Office Online is better than using formatting on Open<text:s/>Office (because I prefer to be on linux most of the times.)</text:p>
            </text:list-item>
            <text:list-item>
              <text:p text:style-name="P39"><text:span text:style-name="T40">Google Drive<text:s/></text:span>(Personal, no idea how big)<text:span text:style-name="T41">:<text:s/></text:span>Publicly shared stuff, my high school graduation DVD was ripped and uploaded here because Google Drive can use YouTube video player on videos uploaded here (it was uploaded before the 10min limitation they used to have).</text:p>
            </text:list-item>
            <text:list-item>
              <text:p text:style-name="P42"><text:span text:style-name="T43">Google Photos<text:s/></text:span>(Personal, unlimited* technically): Everything, please don’t hack me.<text:s/></text:p>
            </text:list-item>
            <text:list-item>
              <text:p text:style-name="P44"><text:span text:style-name="T45">Google Music<text:s/></text:span>(Personal, also unlimited I think?): Music, audiobooks, heavily zipped “audio files” with .mp3 extension *cough cough*, and the rest of the music I’ve acquired over the years. Unfortunately, most of my K-pop, J-pop music was uploaded with wrong text-encoding, so the title of the music can be difficult to<text:s/><text:soft-page-break/>distinguish between <text:s/>“ÆÄ½ºÅ” and “ÀÓÃ¢Á¤<text:span text:style-name="T46">”</text:span><text:span text:style-name="T47"><text:s/>(but when I listen to it, I feel it in my kokoro.)</text:span></text:p>
            </text:list-item>
            <text:list-item>
              <text:p text:style-name="P48"><text:span text:style-name="T49">Google Drive<text:s/></text:span>(School, 1000TB): Normally used for whenever I need to dump the entire content of my ext hard drive on to somewhere, but don’t have space for it.<text:s/></text:p>
            </text:list-item>
            <text:list-item>
              <text:p text:style-name="P50"><text:span text:style-name="T51">Box<text:s/></text:span>(School, 1000TB): Same as Google drive,<text:s/>but so far, I’ve only needed to use it for capstone.</text:p>
            </text:list-item>
            <text:list-item>
              <text:p text:style-name="P52"><text:span text:style-name="T53">Password:<text:s/></text:span>I use a password manager obvs.<text:s/></text:p>
            </text:list-item>
            <text:list-item>
              <text:p text:style-name="P54"><text:span text:style-name="T55">Bookmarks:</text:span><text:s/>syncmarx, its cross-browser compatible, I use it to distinguish personal bookmarks and school’s.</text:p>
            </text:list-item>
            <text:list-item>
              <text:p text:style-name="P56"><text:span text:style-name="T57">Github:</text:span><text:s/>git commit –m “ALL YOUR CODES ARE BELONGS TO<text:s/>US.” Also, ringtones, cv (resume), and dot-config files (<text:span text:style-name="T58">Bitbucket</text:span><text:s/>for this one actually).<text:s/></text:p>
            </text:list-item>
          </text:list>
        </text:list-item>
      </text:list>
      <text:p text:style-name="P59"/>
      <text:list text:style-name="LFO2" text:continue-numbering="true">
        <text:list-item>
          <text:p text:style-name="P60"><text:span text:style-name="T61">Offline storage solutions:</text:span></text:p>
          <text:list text:continue-numbering="true">
            <text:list-item>
              <text:p text:style-name="P62"><text:span text:style-name="T63">External Hard drive<text:s/></text:span>(3.76TiB):<text:span text:style-name="T64"><text:s/></text:span>On-going projects, android tools, music, videos, games, memes stash, ISO files needed for “repairing”, eBooks I’ve acquired over the years, SWF games I’ve used to play, but don’t want to go online because<text:s/><text:a xlink:href="https://rivernetcomputers.com/wp-content/uploads/2016/12/flash-dead-adobe.jpg" office:target-frame-name="_top" xlink:show="replace"><text:span text:style-name="Hyperlink">rip flash</text:span></text:a>.<text:s/></text:p>
            </text:list-item>
            <text:list-item>
              <text:p text:style-name="P65"><text:span text:style-name="T66">2 x NAS HDD</text:span><text:s/>(2 x 4TB): I haven’t set it up yet. RAID controllers are expensive than I initially expected.<text:s/></text:p>
            </text:list-item>
            <text:list-item>
              <text:p text:style-name="P67"><text:span text:style-name="T68">Internal Solid States<text:s/></text:span>(varies): Things that would normally be backed up online goes here. If all my working SSD’s crash, only thing I’d lose would be dank memes and time.<text:s/></text:p>
            </text:list-item>
            <text:list-item>
              <text:p text:style-name="P69"><text:span text:style-name="T70">Flash drives<text:s/></text:span>(also varies): I have a<text:s/><text:span text:style-name="T71">16GB</text:span><text:s/>with Windows 10 install files handy just in case my friends<text:s/><text:span text:style-name="T72">fucked up</text:span><text:s/>ignored the Windows Update telling them to keep the laptop plugged… Couple<text:s/><text:span text:style-name="T73">2GB</text:span><text:s/>or<text:s/><text:span text:style-name="T74">4GB<text:s/></text:span>with various linux distros, most of which are deb based.<text:s/><text:span text:style-name="T75">128GB</text:span><text:s/>with fully running Ubuntu-Mate in case I need my personal stuff and I only have access to other computers.<text:s/></text:p>
            </text:list-item>
          </text:list>
        </text:list-item>
      </text:list>
      <text:p text:style-name="Standard"/>
      <text:p text:style-name="Standard"/>
      <text:list text:style-name="LFO1" text:continue-numbering="true">
        <text:list-item>
          <text:p text:style-name="P76">Here’s a few questions about Self-Monitoring, Analysis, and Reporting Technology (S.M.A.R.T. or SMART).<text:s/></text:p>
          <text:list text:continue-numbering="true">
            <text:list-item>
              <text:p text:style-name="P77">Describe some of the limitations of SMART. (5 points)<text:s/></text:p>
            </text:list-item>
          </text:list>
        </text:list-item>
      </text:list>
      <text:p text:style-name="P78"/>
      <text:p text:style-name="P79">It can<text:s/>only detect predictable failures that comes from mechanical wear and gradual degradation. Unpredictable failures, such as manufacture defect or sudden mechanical failure are not predicted by SMART. The increased temperatures or the usage level of the drives have little or no correlation in drive failure rate, meaning some of the logging done to predict hard drive failure were pointless.<text:s/><text:a xlink:href="https://www.wikiwand.com/en/S.M.A.R.T." office:target-frame-name="_top" xlink:show="replace"><text:span text:style-name="Hyperlink">[3]</text:span></text:a><text:s/></text:p>
      <text:p text:style-name="P80"/>
      <text:p text:style-name="P81">According to field studies done at Google,<text:s/><text:a xlink:href="https://ai.google/research/pubs/pub32774" office:target-frame-name="_top" xlink:show="replace"><text:span text:style-name="Hyperlink">[4]</text:span></text:a></text:p>
      <text:p text:style-name="P82">“A large proportion (56%) of the failed drives failed without recording any count in the ‘four strong S.M.A.R.T. warnings’ identified as scan errors, reallocation count, offline reallocation and probational count. Further, 36% of failed drives did so without recording any S.M.A.R.T. error at all, except the temperature, meaning that S.M.A.R.T. data alone was of limited usefulness in anticipating failures.”</text:p>
      <text:p text:style-name="P83"/>
      <text:p text:style-name="P84">Other reasons why S.M.A.R.T. isn’t so smart: 1. Incorrect thresholds, 2. Wrong evaluation methods, 3. Weight of attributes, 4. Lack of feedback, 5. Temperature, sensor problems, 6. Incorrect drivers, 7. Incorrect hardware or incorrect data, 8. Skynet<text:s/><text:a xlink:href="https://www.hdsentinel.com/smart/index.php" office:target-frame-name="_top" xlink:show="replace"><text:span text:style-name="Hyperlink">[5]</text:span></text:a></text:p>
      <text:p text:style-name="P85"/>
      <text:soft-page-break/>
      <text:list text:style-name="LFO1" text:continue-numbering="true">
        <text:list-item>
          <text:list>
            <text:list-item>
              <text:p text:style-name="P86">Answer True or False for each of these sentences about SMART, generally speaking: (2 points for each statement correctly indicated as true or false):<text:s/></text:p>
              <text:list text:continue-numbering="true">
                <text:list-item>
                  <text:p text:style-name="P87">If SMART says a drive is going bad, then it’s going bad.</text:p>
                </text:list-item>
              </text:list>
            </text:list-item>
          </text:list>
        </text:list-item>
      </text:list>
      <text:p text:style-name="P88"><text:span text:style-name="T89">True</text:span><text:s/>–<text:s/>Time to back up. :’(<text:s/><text:line-break/>(But then again, you can never trust these machines and better be safe than sorry)</text:p>
      <text:list text:style-name="LFO1" text:continue-numbering="true">
        <text:list-item>
          <text:list>
            <text:list-item>
              <text:list>
                <text:list-item>
                  <text:p text:style-name="P90">If SMART says a drive is going bad, that it could still be OK.<text:s/></text:p>
                </text:list-item>
              </text:list>
            </text:list-item>
          </text:list>
        </text:list-item>
      </text:list>
      <text:p text:style-name="P91"><text:span text:style-name="T92">True</text:span><text:s/>–<text:s/>but<text:s/>it’s only<text:s/>as<text:s/>okay as<text:s/><text:a xlink:href="https://www.youtube.com/watch?v=j6z-x45wJcw" office:target-frame-name="_top" xlink:show="replace"><text:span text:style-name="Hyperlink">Will Smith’s dog on I am Legend</text:span></text:a>.<text:s/></text:p>
      <text:list text:style-name="LFO1" text:continue-numbering="true">
        <text:list-item>
          <text:list>
            <text:list-item>
              <text:list>
                <text:list-item>
                  <text:p text:style-name="P93">If SMART says a drive is OK, then it must be OK.<text:s/></text:p>
                </text:list-item>
              </text:list>
            </text:list-item>
          </text:list>
        </text:list-item>
      </text:list>
      <text:p text:style-name="P94"><text:span text:style-name="T95">Nope</text:span><text:s/>– We’re<text:s/>all destined to die.<text:s/></text:p>
      <text:list text:style-name="LFO1" text:continue-numbering="true">
        <text:list-item>
          <text:list>
            <text:list-item>
              <text:list>
                <text:list-item>
                  <text:p text:style-name="P96">If SMART says a drive is OK, then it could still be going bad.</text:p>
                </text:list-item>
              </text:list>
            </text:list-item>
          </text:list>
        </text:list-item>
      </text:list>
      <text:p text:style-name="P97"><text:span text:style-name="T98">Yep</text:span><text:s/>– tear off that bandage quick.<text:s/>Even if you don’t have cancer, you can still get hit by a bus tomorrow.<text:s/></text:p>
      <text:p text:style-name="Standard"/>
      <text:p text:style-name="Standard">Sources:</text:p>
      <text:list text:style-name="LFO3" text:continue-numbering="true">
        <text:list-item>
          <text:p text:style-name="P99"><text:a xlink:href="https://www.wikiwand.com/en/Standard_RAID_levels#/Comparison" office:target-frame-name="_top" xlink:show="replace"><text:span text:style-name="Hyperlink">https://www.wikiwand.com/en/Standard_RAID_levels#/Comparison</text:span></text:a></text:p>
        </text:list-item>
        <text:list-item>
          <text:p text:style-name="P100"><text:a xlink:href="https://www.thegeekstuff.com/2011/08/linux-var-log-files/" office:target-frame-name="_top" xlink:show="replace"><text:span text:style-name="Hyperlink">https://www.thegeekstuff.com/2011/08/linux-var-log-files/</text:span></text:a></text:p>
        </text:list-item>
        <text:list-item>
          <text:p text:style-name="P101"><text:a xlink:href="https://www.wikiwand.com/en/S.M.A.R.T" office:target-frame-name="_top" xlink:show="replace"><text:span text:style-name="Hyperlink">https:/</text:span><text:span text:style-name="Hyperlink">/www.wikiwand.com/en/S.M.A.R.T</text:span></text:a>.</text:p>
        </text:list-item>
        <text:list-item>
          <text:p text:style-name="P102"><text:a xlink:href="https://ai.google/research/pubs/pub32774" office:target-frame-name="_top" xlink:show="replace"><text:span text:style-name="Hyperlink">https://ai.google/research/pubs/pub32774</text:span></text:a></text:p>
        </text:list-item>
        <text:list-item>
          <text:p text:style-name="P103"><text:a xlink:href="https://www.hdsentinel.com/smart/index.php" office:target-frame-name="_top" xlink:show="replace"><text:span text:style-name="Hyperlink">https://www.hdsentinel.com/smart/index.php</text:span></text:a></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바탕" svg:font-family="바탕" style:font-family-generic="roman" style:font-pitch="variable" svg:panose-1="2 3 6 0 0 1 1 1 1 1"/>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바탕"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ate" style:display-name="Date" style:family="paragraph" style:parent-style-name="Normal" style:next-style-name="Normal">
      <style:text-properties style:font-name-complex="Mangal" style:font-size-complex="10.5pt" fo:hyphenate="false"/>
    </style:style>
    <style:style style:name="DateChar" style:display-name="Date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g Park</dc:creator>
    <meta:creation-date>2019-04-21T03:43:00Z</meta:creation-date>
    <dc:date>2019-06-04T05:42:00Z</dc:date>
    <meta:print-date>2019-06-04T03:41:00Z</meta:print-date>
    <meta:template xlink:href="Normal.dotm" xlink:type="simple"/>
    <meta:editing-cycles>36</meta:editing-cycles>
    <meta:editing-duration>PT16140S</meta:editing-duration>
    <meta:document-statistic meta:page-count="3" meta:paragraph-count="13" meta:word-count="1030" meta:character-count="6893" meta:row-count="48" meta:non-whitespace-character-count="5876"/>
  </office:meta>
</office:document-meta>
</file>